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B50000013065EB370E52CD8D5B.png" manifest:media-type="image/png"/>
  <manifest:file-entry manifest:full-path="Pictures/1000020100000096000000965513D7A37BF3C7D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1" svg:font-family="'Liberation Serif'" style:font-pitch="variable"/>
    <style:font-face style:name="Noto Serif CJK TC1" svg:font-family="'Noto Serif CJK TC'" style:font-pitch="variable"/>
    <style:font-face style:name="jf open 粉圓 1.12" svg:font-family="'jf open 粉圓 1.1'" style:font-pitch="variable"/>
    <style:font-face style:name="jf open 粉圓 1.13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74b3d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officeooo:paragraph-rsid="000b9bb5"/>
    </style:style>
    <style:style style:name="P4" style:family="paragraph" style:parent-style-name="Text_20_body" style:list-style-name="L1">
      <style:text-properties officeooo:paragraph-rsid="0025093b"/>
    </style:style>
    <style:style style:name="P5" style:family="paragraph" style:parent-style-name="Text_20_body" style:list-style-name="L5">
      <style:text-properties officeooo:paragraph-rsid="0025093b"/>
    </style:style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>
      <style:text-properties officeooo:paragraph-rsid="002d5e75"/>
    </style:style>
    <style:style style:name="P15" style:family="paragraph" style:parent-style-name="Text_20_body">
      <style:text-properties officeooo:paragraph-rsid="002d5e75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paragraph-rsid="00244a5e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274b3d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paragraph-rsid="00244a5e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paragraph-rsid="0025093b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officeooo:paragraph-rsid="00274b3d"/>
    </style:style>
    <style:style style:name="P21" style:family="paragraph" style:parent-style-name="Text_20_body" style:list-style-name="L7">
      <style:paragraph-properties fo:margin-top="0cm" fo:margin-bottom="0cm" loext:contextual-spacing="false"/>
    </style:style>
    <style:style style:name="P22" style:family="paragraph" style:parent-style-name="Text_20_body" style:list-style-name="L9">
      <style:paragraph-properties fo:margin-top="0cm" fo:margin-bottom="0cm" loext:contextual-spacing="false"/>
    </style:style>
    <style:style style:name="P23" style:family="paragraph" style:parent-style-name="Text_20_body" style:list-style-name="L11">
      <style:paragraph-properties fo:margin-top="0cm" fo:margin-bottom="0cm" loext:contextual-spacing="false"/>
    </style:style>
    <style:style style:name="P24" style:family="paragraph" style:parent-style-name="Text_20_body" style:list-style-name="L13">
      <style:paragraph-properties fo:margin-top="0cm" fo:margin-bottom="0cm" loext:contextual-spacing="false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fffff" fo:font-size="60pt" style:font-name-asian="jf open 粉圓 1.12" style:font-size-asian="60pt" style:font-size-complex="60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60pt" style:font-name-asian="jf open 粉圓 1.12" style:font-size-asian="60pt" style:font-size-complex="60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808080" fo:font-size="60pt" style:font-name-asian="jf open 粉圓 1.12" style:font-size-asian="60pt" style:font-size-complex="60pt"/>
    </style:style>
    <style:style style:name="P29" style:family="paragraph">
      <loext:graphic-properties draw:fill-color="#1d2192"/>
    </style:style>
    <style:style style:name="P30" style:family="paragraph">
      <loext:graphic-properties draw:fill="bitmap" draw:fill-image-name="Bitmap_20_5"/>
      <style:paragraph-properties fo:text-align="center"/>
    </style:style>
    <style:style style:name="T1" style:family="text">
      <style:text-properties fo:color="#5983b0"/>
    </style:style>
    <style:style style:name="T2" style:family="text">
      <style:text-properties fo:color="#ffffff" fo:font-size="60pt" style:font-name-asian="jf open 粉圓 1.12" style:font-size-asian="60pt" style:font-size-complex="60pt"/>
    </style:style>
    <style:style style:name="T3" style:family="text">
      <style:text-properties fo:font-size="60pt" style:font-name-asian="jf open 粉圓 1.12" style:font-size-asian="60pt" style:font-size-complex="60pt"/>
    </style:style>
    <style:style style:name="T4" style:family="text">
      <style:text-properties fo:color="#808080" fo:font-size="60pt" style:font-name-asian="jf open 粉圓 1.12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fo:min-height="4.616cm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477cm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429cm" style:run-through="foreground"/>
      <style:paragraph-properties style:writing-mode="lr-tb"/>
    </style:style>
    <style:style style:name="gr7" style:family="graphic">
      <style:graphic-properties draw:fill-color="#1d2192" draw:textarea-horizontal-align="justify" draw:textarea-vertical-align="middle" draw:auto-grow-height="false" fo:min-height="16.367cm" fo:min-width="20.999cm" style:run-through="background"/>
    </style:style>
    <style:style style:name="gr8" style:family="graphic">
      <style:graphic-properties draw:stroke="none" draw:fill="bitmap" draw:fill-image-name="Bitmap_20_5" draw:textarea-horizontal-align="justify" draw:textarea-vertical-align="middle" draw:auto-grow-height="false" fo:min-height="2.995cm" fo:min-width="2.99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paragraph" draw:z-index="0" draw:style-name="gr1"><draw:g draw:style-name="gr2"><draw:g draw:style-name="gr3"><draw:frame draw:name="形狀3" draw:style-name="gr4" draw:text-style-name="P26" svg:width="21cm" svg:height="4.617cm" svg:x="-2cm" svg:y="5.787cm"><draw:text-box><text:p text:style-name="P25"><text:span text:style-name="T2">國</text:span><text:span text:style-name="T2">立</text:span><text:span text:style-name="T2">臺</text:span><text:span text:style-name="T2">灣</text:span><text:span text:style-name="T2">師</text:span><text:span text:style-name="T2">範</text:span><text:span text:style-name="T2">大</text:span><text:span text:style-name="T2">學</text:span></text:p><text:p text:style-name="P25"><text:span text:style-name="T2">資</text:span><text:span text:style-name="T2">訊</text:span><text:span text:style-name="T2">工</text:span><text:span text:style-name="T2">程</text:span><text:span text:style-name="T2">學</text:span><text:span text:style-name="T2">系</text:span></text:p></draw:text-box></draw:frame><draw:g draw:style-name="gr3"><draw:frame draw:name="形狀4" draw:style-name="gr5" draw:text-style-name="P27" svg:width="9.57cm" svg:height="2.477cm" svg:x="3.715cm" svg:y="15.439cm"><draw:text-box><text:p text:style-name="P25"><text:span text:style-name="T3">讀</text:span><text:span text:style-name="T3">書</text:span><text:span text:style-name="T3">計</text:span><text:span text:style-name="T3">畫</text:span></text:p></draw:text-box></draw:frame><draw:frame draw:name="形狀5" draw:style-name="gr6" draw:text-style-name="P28" svg:width="15.424cm" svg:height="2.43cm" svg:x="0.789cm" svg:y="19.41cm"><draw:text-box><text:p text:style-name="P25"><text:span text:style-name="T4">申請人：陳宏彰</text:span></text:p></draw:text-box></draw:frame></draw:g></draw:g><draw:custom-shape draw:name="形狀2" draw:style-name="gr7" draw:text-style-name="P29" svg:width="21cm" svg:height="16.368cm" svg:x="-2cm" svg:y="-2.923cm"><text:p/><draw:enhanced-geometry svg:viewBox="0 0 21600 21600" draw:type="rectangle" draw:enhanced-path="M 0 0 L 21600 0 21600 21600 0 21600 0 0 Z N"/></draw:custom-shape></draw:g><draw:custom-shape draw:name="形狀6" draw:style-name="gr8" draw:text-style-name="P30" svg:width="4.234cm" svg:height="4.234cm" svg:x="0.157cm" svg:y="-0.9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/text:p>
      <text:h text:style-name="P2" text:outline-level="2">近程（錄取到開學）</text:h>
      <text:list xml:id="list3880173749" text:style-name="L1">
        <text:list-item>
          <text:p text:style-name="P16">學校學業：</text:p>
        </text:list-item>
      </text:list>
      <text:list xml:id="list2223803296" text:style-name="L2">
        <text:list-item>
          <text:list>
            <text:list-item>
              <text:p text:style-name="P18">完成高三下學業，其中數學的微積分是大學理工科必備的知識，所以我會提前預習並精熟。 </text:p>
            </text:list-item>
            <text:list-item>
              <text:p text:style-name="P18">在<text:span text:style-name="T1">大學先修課程暨認證資訊平台</text:span>先學習大學課程。</text:p>
            </text:list-item>
          </text:list>
        </text:list-item>
      </text:list>
      <text:list xml:id="list230121434145023" text:continue-list="list3880173749" text:style-name="L1">
        <text:list-item>
          <text:p text:style-name="P16">英文能力：</text:p>
        </text:list-item>
      </text:list>
      <text:list xml:id="list3210916416" text:style-name="L3">
        <text:list-item>
          <text:list>
            <text:list-item>
              <text:p text:style-name="P19">閱讀英文雜誌，觀看英文影片，達到<text:span text:style-name="T1">多益 950 分</text:span>以上，提昇英文能力，使學習、溝通更順暢。</text:p>
            </text:list-item>
          </text:list>
        </text:list-item>
      </text:list>
      <text:list xml:id="list230123020819159" text:continue-list="list230121434145023" text:style-name="L1">
        <text:list-item>
          <text:p text:style-name="P17">程式方面：</text:p>
        </text:list-item>
      </text:list>
      <text:list xml:id="list3830512239" text:style-name="L4">
        <text:list-item>
          <text:p text:style-name="P20">在機器學習、AI 更加身加廣學習，其中我比較感興趣的是視覺辨識，這項技術已經應用在很多領域了。 </text:p>
        </text:list-item>
      </text:list>
      <text:list xml:id="list230122095968637" text:continue-list="list230123020819159" text:style-name="L1">
        <text:list-item>
          <text:p text:style-name="P4">擴展視野：</text:p>
        </text:list-item>
      </text:list>
      <text:list xml:id="list885791947" text:style-name="L5">
        <text:list-item>
          <text:p text:style-name="P5">參加各種<text:span text:style-name="T1">技術研討會</text:span>，閱讀期刊、雜誌級學術論文。 </text:p>
        </text:list-item>
      </text:list>
      <text:h text:style-name="Heading_20_2" text:outline-level="2">中程（大學四年）</text:h>
      <text:list xml:id="list3546050368" text:style-name="L6">
        <text:list-item>
          <text:p text:style-name="P6">大一 </text:p>
        </text:list-item>
      </text:list>
      <text:list xml:id="list2200687787" text:style-name="L7">
        <text:list-item>
          <text:p text:style-name="P21">學習必修課程，如<text:span text:style-name="T1">離散數學、線性代數</text:span>、進階的程式語言 </text:p>
        </text:list-item>
        <text:list-item>
          <text:p text:style-name="P21">跨領域學習其他相關科系課程，如機械相關課程。 </text:p>
        </text:list-item>
        <text:list-item>
          <text:p text:style-name="P7">養成持續運動習慣，強身健體，如跑步、騎腳踏車。 </text:p>
        </text:list-item>
      </text:list>
      <text:list xml:id="list3124363517" text:style-name="L8">
        <text:list-item>
          <text:p text:style-name="P8">大二 </text:p>
        </text:list-item>
      </text:list>
      <text:list xml:id="list1853463794" text:style-name="L9">
        <text:list-item>
          <text:p text:style-name="P22">持續增進演算法、資料結構方面的能力與知識 </text:p>
        </text:list-item>
        <text:list-item>
          <text:p text:style-name="P22">參與開源社群，如各開源專案、研討會等。 </text:p>
        </text:list-item>
        <text:list-item>
          <text:p text:style-name="P9">尋找企業<text:span text:style-name="T1">實習</text:span>機會，了解產業實務 </text:p>
        </text:list-item>
      </text:list>
      <text:list xml:id="list2299016826" text:style-name="L10">
        <text:list-item>
          <text:p text:style-name="P10">大三 </text:p>
        </text:list-item>
      </text:list>
      <text:list xml:id="list2152548867" text:style-name="L11">
        <text:list-item>
          <text:p text:style-name="P23">尋找指導教授，參與研計畫 </text:p>
        </text:list-item>
        <text:list-item>
          <text:p text:style-name="P23">準備大四畢業專題 </text:p>
        </text:list-item>
        <text:list-item>
          <text:p text:style-name="P11">研究<text:span text:style-name="T1">計算機原理、網路</text:span>等等知識 </text:p>
        </text:list-item>
      </text:list>
      <text:list xml:id="list3283463439" text:style-name="L12">
        <text:list-item>
          <text:p text:style-name="P12">大四 </text:p>
        </text:list-item>
      </text:list>
      <text:list xml:id="list945091419" text:style-name="L13">
        <text:list-item>
          <text:p text:style-name="P24"><text:soft-page-break/>準備考研究所 </text:p>
        </text:list-item>
        <text:list-item>
          <text:p text:style-name="P13">發表專題成果 </text:p>
        </text:list-item>
      </text:list>
      <text:h text:style-name="P1" text:outline-level="2">遠程（畢業之後）</text:h>
      <text:list xml:id="list1635961264" text:style-name="L14">
        <text:list-item>
          <text:p text:style-name="P14">研究所精進知能，充實學業。 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1" svg:font-family="'Liberation Serif'" style:font-pitch="variable"/>
    <style:font-face style:name="Noto Serif CJK TC1" svg:font-family="'Noto Serif CJK TC'" style:font-pitch="variable"/>
    <style:font-face style:name="jf open 粉圓 1.12" svg:font-family="'jf open 粉圓 1.1'" style:font-pitch="variable"/>
    <style:font-face style:name="jf open 粉圓 1.13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fill-image draw:name="Bitmap_20_5" draw:display-name="Bitmap 5" xlink:href="Pictures/1000020100000096000000965513D7A37BF3C7D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3" fo:font-family="'jf open 粉圓 1.1'" style:font-style-name="標準" style:font-pitch="variable" fo:background-color="transparent" style:font-name-asian="jf open 粉圓 1.13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>
        <style:tab-stops/>
      </style:paragraph-properties>
      <style:text-properties fo:color="#1d2192" style:font-name="jf open 粉圓 1.1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1" fo:font-family="'jf open 粉圓 1.1'" style:font-style-name="粗體" style:font-pitch="variable" fo:font-size="21pt" fo:font-weight="normal" style:font-name-asian="jf open 粉圓 1.1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影像1" text:anchor-type="char" svg:x="-2cm" svg:y="-2cm" svg:width="21.001cm" svg:height="2.565cm" draw:z-index="3"><draw:image xlink:href="Pictures/10000201000009B50000013065EB370E52CD8D5B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3-25T23:01:20.931212600</dc:date>
    <meta:editing-duration>PT2H25M49S</meta:editing-duration>
    <meta:editing-cycles>28</meta:editing-cycles>
    <meta:generator>LibreOffice/6.4.6.2$Linux_X86_64 LibreOffice_project/40$Build-2</meta:generator>
    <meta:document-statistic meta:table-count="0" meta:image-count="1" meta:object-count="0" meta:page-count="6" meta:paragraph-count="28" meta:word-count="431" meta:character-count="465" meta:non-whitespace-character-count="443"/>
  </office:meta>
</office:document-meta>
</file>